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2eb97" officeooo:paragraph-rsid="0002eb97"/>
    </style:style>
    <style:style style:name="P2" style:family="paragraph" style:parent-style-name="Preformatted_20_Text">
      <style:paragraph-properties fo:margin-top="0cm" fo:margin-bottom="0.499cm" loext:contextual-spacing="false"/>
      <style:text-properties fo:font-weight="bold" officeooo:rsid="001d544b" officeooo:paragraph-rsid="0002eb97" style:font-weight-asian="bold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2eb97"/>
    </style:style>
    <style:style style:name="T1" style:family="text">
      <style:text-properties officeooo:rsid="0002eb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ALMOLIVE</text:p>
      <text:p text:style-name="Preformatted_20_Text"/>
      <text:p text:style-name="P1">PALMOLIVE Pop-Up Badezimmer</text:p>
      <text:p text:style-name="P3"><text:a xlink:type="simple" xlink:href="https://www.youtube.com/watch?v=gTo-l3ZMozs" text:style-name="Internet_20_link" text:visited-style-name="Visited_20_Internet_20_Link">https://www.youtube.com/watch?v=gTo-l3ZMozs</text:a><text:tab/><text:tab/><text:span text:style-name="T1">gTo-l3ZMozs</text:span></text:p>
      <text:p text:style-name="P2">{youtube}<text:span text:style-name="T1">gTo-l3ZMozs</text:span>{/youtube}</text:p>
      <text:p text:style-name="Standard">Wenn du unterwegs bist, vergisst du oft wie wichtig es ist, dass du deine Hände sauber hältst. Deshalb haben wir gemeinsam mit Palmolive dieses Badezimmer entwickelt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2S</meta:editing-duration>
    <meta:editing-cycles>4</meta:editing-cycles>
    <meta:generator>LibreOffice/5.2.3.3$Windows_x86 LibreOffice_project/d54a8868f08a7b39642414cf2c8ef2f228f780cf</meta:generator>
    <dc:date>2019-05-29T18:49:16.734000000</dc:date>
    <meta:document-statistic meta:table-count="0" meta:image-count="0" meta:object-count="0" meta:page-count="1" meta:paragraph-count="5" meta:word-count="33" meta:character-count="289" meta:non-whitespace-character-count="259"/>
    <meta:user-defined meta:name="Info 1"/>
    <meta:user-defined meta:name="Info 2"/>
    <meta:user-defined meta:name="Info 3"/>
    <meta:user-defined meta:name="Info 4"/>
  </office:meta>
</office:document-meta>
</file>